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140000011E332ACB10.png" manifest:media-type="image/png"/>
  <manifest:file-entry manifest:full-path="Pictures/100000010000045C0000014950C0BA0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6a583" officeooo:paragraph-rsid="0016a583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ídas do terminal iot_server.dart<text:line-break/></text:p>
      <text:p text:style-name="P1"/>
      <text:p text:style-name="P1"/>
      <text:p text:style-name="P1"><draw:frame draw:style-name="fr1" draw:name="Figura2" text:anchor-type="char" svg:width="18.096cm" svg:height="6.595cm" draw:z-index="0"><draw:image xlink:href="Pictures/10000001000004140000011E332ACB10.png" xlink:type="simple" xlink:show="embed" xlink:actuate="onLoad" draw:mime-type="image/png"/></draw:frame></text:p>
      <text:p text:style-name="P1"/>
      <text:p text:style-name="P1"/>
      <text:p text:style-name="P1"/>
      <text:p text:style-name="P1"><text:line-break/>Saída do terminal iot_client.dart<draw:frame draw:style-name="fr2" draw:name="Figura1" text:anchor-type="char" svg:x="0.034cm" svg:y="4.217cm" svg:width="17.784cm" svg:height="8.994cm" draw:z-index="1"><draw:image xlink:href="Pictures/100000010000045C0000014950C0BA0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13:47:51.684842200</meta:creation-date>
    <dc:date>2025-10-16T13:58:11.243780200</dc:date>
    <meta:editing-duration>PT10M23S</meta:editing-duration>
    <meta:editing-cycles>1</meta:editing-cycles>
    <meta:document-statistic meta:table-count="0" meta:image-count="2" meta:object-count="0" meta:page-count="1" meta:paragraph-count="2" meta:word-count="8" meta:character-count="69" meta:non-whitespace-character-count="61"/>
    <meta:generator>LibreOffice/25.8.2.2$Windows_X86_64 LibreOffice_project/d401f2107ccab8f924a8e2df40f573aab7605b6f</meta:generator>
  </office:meta>
</office:document-meta>
</file>